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/>
    </style:style>
    <style:style style:name="ce3" style:family="table-cell" style:parent-style-name="Default" style:data-style-name="N30">
      <style:text-properties fo:color="#FF3333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3645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666875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3" table:default-cell-style-name="ce1"/>
        <table:table-column table:style-name="co6" table:number-columns-repeated="1004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9000" table:style-name="ce2">
            <text:p>60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51111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373500" table:style-name="ce2">
            <text:p>3373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9977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613000" table:style-name="ce2">
            <text:p>561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61975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29500" table:style-name="ce2">
            <text:p>529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649000" table:style-name="ce2">
            <text:p>264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4767000" table:style-name="ce2">
            <text:p>4767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3.92346%</text:p>
          </table:table-cell>
          <table:table-cell table:number-columns-repeated="16364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856500" table:style-name="ce2">
            <text:p>85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6.34444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821500" table:style-name="ce2">
            <text:p>282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18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103000" table:style-name="ce2">
            <text:p>5103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97500" table:style-name="ce2">
            <text:p>697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1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4011000" table:style-name="ce2">
            <text:p>401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94222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492000" table:style-name="ce2">
            <text:p>6492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34321%</text:p>
          </table:table-cell>
          <table:table-cell table:number-columns-repeated="1636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9000" table:style-name="ce2">
            <text:p>39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8888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6750000" table:style-name="ce2">
            <text:p>6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41000" table:style-name="ce2">
            <text:p>141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211236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0750000" table:style-name="ce2">
            <text:p>12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74000" table:style-name="ce2">
            <text:p>174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44099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96000" table:style-name="ce2">
            <text:p>696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5.15556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6750000" table:style-name="ce2">
            <text:p>66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2880000" table:style-name="ce2">
            <text:p>2880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31461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500" table:style-name="ce2">
            <text:p>5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0750000" table:style-name="ce2">
            <text:p>120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025000" table:style-name="ce2">
            <text:p>5025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4.16149%</text:p>
          </table:table-cell>
          <table:table-cell table:number-columns-repeated="1636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 table:style-name="ce1"/>
          <table:table-cell table:number-columns-repeated="1003" table:style-name="ce2"/>
          <table:table-cell table:number-columns-repeated="1536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8000" table:style-name="ce2">
            <text:p>180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13333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500000" table:style-name="ce2">
            <text:p>67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1500" table:style-name="ce2">
            <text:p>31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466667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AODV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1500000" table:style-name="ce2">
            <text:p>121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106500" table:style-name="ce2">
            <text:p>106500</text:p>
          </table:table-cell>
          <table:table-cell table:style-name="ce2"/>
          <table:table-cell office:value-type="string" table:style-name="ce2">
            <text:p>efficiency</text:p>
          </table:table-cell>
          <table:table-cell office:value-type="string" table:style-name="ce3">
            <text:p>0.0876543%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3500000" table:style-name="ce2">
            <text:p>1350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332220" table:style-name="ce2">
            <text:p>332220</text:p>
          </table:table-cell>
          <table:table-cell table:style-name="ce1"/>
          <table:table-cell office:value-type="string" table:style-name="ce2">
            <text:p>efficiency</text:p>
          </table:table-cell>
          <table:table-cell office:value-type="string" table:style-name="ce3">
            <text:p>2.25556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5" table:style-name="ce2">
            <text:p>0.5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67750000" table:style-name="ce2">
            <text:p>67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6050420" table:style-name="ce2">
            <text:p>6050420</text:p>
          </table:table-cell>
          <table:table-cell table:style-name="ce1"/>
          <table:table-cell office:value-type="string" table:style-name="ce2">
            <text:p>efficiency</text:p>
          </table:table-cell>
          <table:table-cell office:value-type="string" table:style-name="ce3">
            <text:p>1.31461%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go</text:p>
          </table:table-cell>
          <table:table-cell office:value-type="string" table:style-name="ce2">
            <text:p>OLSR</text:p>
          </table:table-cell>
          <table:table-cell table:style-name="ce2"/>
          <table:table-cell office:value-type="string" table:style-name="ce2">
            <text:p>Nodes</text:p>
          </table:table-cell>
          <table:table-cell office:value-type="float" office:value="1000" table:style-name="ce2">
            <text:p>1000</text:p>
          </table:table-cell>
          <table:table-cell table:style-name="ce2"/>
          <table:table-cell office:value-type="string" table:style-name="ce2">
            <text:p>PTx(mW)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string" table:style-name="ce2">
            <text:p>TrafInt</text:p>
          </table:table-cell>
          <table:table-cell office:value-type="float" office:value="0.9" table:style-name="ce2">
            <text:p>0.9</text:p>
          </table:table-cell>
          <table:table-cell table:style-name="ce2"/>
          <table:table-cell office:value-type="string" table:style-name="ce2">
            <text:p>TxBytes</text:p>
          </table:table-cell>
          <table:table-cell office:value-type="float" office:value="122750000" table:style-name="ce2">
            <text:p>122750000</text:p>
          </table:table-cell>
          <table:table-cell table:style-name="ce2"/>
          <table:table-cell office:value-type="string" table:style-name="ce2">
            <text:p>RxBytes</text:p>
          </table:table-cell>
          <table:table-cell office:value-type="float" office:value="5025000" table:style-name="ce2">
            <text:p>5025000</text:p>
          </table:table-cell>
          <table:table-cell table:style-name="ce1"/>
          <table:table-cell office:value-type="string" table:style-name="ce2">
            <text:p>efficiency</text:p>
          </table:table-cell>
          <table:table-cell office:value-type="string" table:style-name="ce3">
            <text:p>0.16149%</text:p>
          </table:table-cell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ower=10mW, Intensity=0.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9383" table:style-name="ce1">
            <text:p>1.99383</text:p>
          </table:table-cell>
          <table:table-cell office:value-type="float" office:value="1.54938" table:style-name="ce1">
            <text:p>1.54938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26913599999999999" table:style-name="ce1">
            <text:p>0.269136</text:p>
          </table:table-cell>
          <table:table-cell office:value-type="float" office:value="0.94567900000000005" table:style-name="ce1">
            <text:p>0.945679</text:p>
          </table:table-cell>
          <table:table-cell table:style-name="ce1">
            <draw:frame draw:z-index="1" draw:id="id0" draw:style-name="a0" draw:name="Chart 1" svg:x="1.14583in" svg:y="0.03125in" svg:width="5in" svg:height="3.35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155556" table:style-name="ce1">
            <text:p>0.155556</text:p>
          </table:table-cell>
          <table:table-cell office:value-type="float" office:value="0.95499999999999996" table:style-name="ce1">
            <text:p>0.955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ower=10mW, Intensity=0.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9999400000000001" table:style-name="ce1">
            <text:p>1.99994</text:p>
          </table:table-cell>
          <table:table-cell office:value-type="float" office:value="1.5444" table:style-name="ce1">
            <text:p>1.5444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42222199999999999" table:style-name="ce1">
            <text:p>0.422222</text:p>
          </table:table-cell>
          <table:table-cell office:value-type="float" office:value="0.86666699999999997" table:style-name="ce1">
            <text:p>0.866667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3" draw:id="id2" draw:style-name="a2" draw:name="Chart 4" svg:x="0.125in" svg:y="0.15625in" svg:width="5.05208in" svg:height="3.2291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Power=500mW, Intensity=0.1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1.04167in" svg:y="0in" svg:width="5.10417in" svg:height="3.13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.2333299999999996" table:style-name="ce1">
            <text:p>7.23333</text:p>
          </table:table-cell>
          <table:table-cell office:value-type="float" office:value="7.4" table:style-name="ce1">
            <text:p>7.4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.8426999999999998" table:style-name="ce1">
            <text:p>6.8427</text:p>
          </table:table-cell>
          <table:table-cell office:value-type="float" office:value="15.4382" table:style-name="ce1">
            <text:p>15.4382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11111" table:style-name="ce1">
            <text:p>0.11111</text:p>
          </table:table-cell>
          <table:table-cell office:value-type="float" office:value="0.51224420000000004" table:style-name="ce1">
            <text:p>0.5122442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.4444440000000002E-2" table:style-name="ce1">
            <text:p>0.04444444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Power=500mW, Intensity=0.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des</text:p>
          </table:table-cell>
          <table:table-cell office:value-type="string" table:style-name="ce1">
            <text:p>Efficiency AODV(%)</text:p>
          </table:table-cell>
          <table:table-cell office:value-type="string" table:style-name="ce1">
            <text:p>Efficiency OLSR(%)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.0889000000000002" table:style-name="ce1">
            <text:p>3.0889</text:p>
          </table:table-cell>
          <table:table-cell office:value-type="float" office:value="3.4259300000000001" table:style-name="ce1">
            <text:p>3.42593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1866500000000002" table:style-name="ce1">
            <text:p>3.18665</text:p>
          </table:table-cell>
          <table:table-cell office:value-type="float" office:value="7.5562399999999998" table:style-name="ce1">
            <text:p>7.55624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16419800000000001" table:style-name="ce1">
            <text:p>0.164198</text:p>
          </table:table-cell>
          <table:table-cell office:value-type="float" office:value="0.82143999999999995" table:style-name="ce1">
            <text:p>0.82144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4.9382699999999998E-3" table:style-name="ce1">
            <text:p>0.00493827</text:p>
          </table:table-cell>
          <table:table-cell office:value-type="float" office:value="5.1851899999999999E-2" table:style-name="ce1">
            <text:p>0.0518519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4" draw:id="id3" draw:style-name="a3" draw:name="Chart 5" svg:x="0.05729in" svg:y="0.10417in" svg:width="5.18229in" svg:height="3.3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OM KALE</dc:creator>
    <dc:date>2015-04-06T01:11:53Z</dc:date>
    <meta:editing-cycles>4</meta:editing-cycles>
    <meta:editing-duration>PT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vertical="true" chart:auto-position="false" chart:right-angled-axes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bar" svg:height="241.5002362204724pt" svg:width="360.0pt" chart:style-name="Crt0">
        <chart:title chart:style-name="CT00">
          <text:p text:style-name="a0" text:class-names="" text:cond-style-name="">Transmitted Power = 10mW, Intensity = 0.9</text:p>
        </chart:title>
        <chart:legend svg:x="272.4799212598425pt" svg:y="207.75pt" chart:style-name="Lgnd"/>
        <chart:plot-area svg:x="13.20503937007874pt" svg:y="41.46858267716535pt" svg:width="341.7949606299212pt" svg:height="174.3142519685039pt" chart:style-name="Plt0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svg:x="146.562125984252pt" svg:y="220.388031496063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35:.$A$38"/>
          </chart:axis>
          <chart:axis chart:dimension="z" chart:name="primary-z" chart:style-name="Axs1"/>
          <chart:series chart:values-cell-range-address="Sheet1.$B$35:.$B$38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35:.$C$38" chart:class="chart:bar" chart:attached-axis="primary-y" chart:style-name="G0S1">
            <chart:data-label chart:style-name="DL01"/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5.7502362204724pt" svg:width="367.5002362204725pt" chart:style-name="Crt0">
        <chart:title chart:style-name="CT00">
          <text:p text:style-name="a0" text:class-names="" text:cond-style-name="">Transmitted Power = 10mW, Intensity = 0.1</text:p>
        </chart:title>
        <chart:legend svg:x="284.5992125984252pt" svg:y="192.0pt" chart:style-name="Lgnd"/>
        <chart:plot-area chart:style-name="Plt0">
          <chart:axis chart:dimension="y" chart:name="primary-y" chart:style-name="Axs0">
            <chart:title svg:x="155.793937007874pt" svg:y="191.1768503937008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44:.$A$47"/>
          </chart:axis>
          <chart:series chart:values-cell-range-address="Sheet1.$B$44:.$B$47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44:.$C$47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5002362204724pt" svg:width="363.74968503937pt" chart:style-name="Crt0">
        <chart:title chart:style-name="CT00">
          <text:p text:style-name="a0" text:class-names="" text:cond-style-name="">Transmitted Power = 500mW, Intensity = 0.1</text:p>
        </chart:title>
        <chart:legend svg:x="287.7572440944882pt" svg:y="198.75pt" chart:style-name="Lgnd"/>
        <chart:plot-area chart:style-name="Plt0">
          <chart:axis chart:dimension="y" chart:name="primary-y" chart:style-name="Axs0">
            <chart:title svg:x="159.0085826771654pt" svg:y="191.4199212598425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57:.$A$60"/>
          </chart:axis>
          <chart:series chart:values-cell-range-address="Sheet1.$B$57:.$B$60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57:.$C$60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8.4999212598425pt" svg:width="373.1248031496062pt" chart:style-name="Crt0">
        <chart:title chart:style-name="CT00">
          <text:p text:style-name="a0" text:class-names="" text:cond-style-name="">Transmited Power = 500mW, Intensity = 0.9</text:p>
        </chart:title>
        <chart:legend svg:x="285.8456692913385pt" svg:y="204.7496850393701pt" chart:style-name="Lgnd"/>
        <chart:plot-area chart:style-name="Plt0">
          <chart:axis chart:dimension="y" chart:name="primary-y" chart:style-name="Axs0">
            <chart:title svg:x="158.4714173228346pt" svg:y="192.6493700787402pt" chart:style-name="AT00">
              <text:p text:style-name="a1" text:class-names="" text:cond-style-name="">Efficiency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des</text:p>
            </chart:title>
            <chart:categories table:cell-range-address="Sheet1.$A$67:.$A$70"/>
          </chart:axis>
          <chart:series chart:values-cell-range-address="Sheet1.$B$67:.$B$70" chart:class="chart:bar" chart:attached-axis="primary-y" chart:style-name="G0S0">
            <chart:data-label chart:style-name="DL00"/>
            <chart:data-point chart:repeated="4"/>
          </chart:series>
          <chart:series chart:values-cell-range-address="Sheet1.$C$67:.$C$70" chart:class="chart:bar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